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"/>
    <style:font-face style:name="arial" svg:font-family="arial" style:font-family-generic="swiss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style:font-name="arial" style:text-underline-style="solid" style:text-underline-width="auto" style:text-underline-color="font-color" fo:font-weight="bold" officeooo:rsid="00160e73" officeooo:paragraph-rsid="00160e73" style:font-weight-asian="bold" style:font-weight-complex="bold"/>
    </style:style>
    <style:style style:name="P2" style:family="paragraph" style:parent-style-name="Standard">
      <style:text-properties style:font-name="arial" style:text-underline-style="none" fo:font-weight="normal" officeooo:rsid="00160e73" officeooo:paragraph-rsid="00160e73" style:font-weight-asian="normal" style:font-weight-complex="normal"/>
    </style:style>
    <style:style style:name="P3" style:family="paragraph" style:parent-style-name="Standard">
      <style:text-properties officeooo:paragraph-rsid="00160e73"/>
    </style:style>
    <style:style style:name="T1" style:family="text">
      <style:text-properties fo:font-variant="normal" fo:text-transform="none" fo:color="#24292f" loext:opacity="100%" style:font-name="apple-system" fo:font-size="10.5pt" fo:letter-spacing="normal" fo:font-style="normal" fo:font-weight="normal" style:font-name-asian="apple-system" style:font-size-asian="10.5pt" style:font-style-asian="normal" style:font-weight-asian="normal" style:font-name-complex="apple-system" style:font-size-complex="10.5pt" style:font-style-complex="normal" style:font-weight-complex="normal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2" style:family="text">
      <style:text-properties style:font-name="ui-monospace" fo:font-size="10.5pt" loext:padding="0cm" loext:border="none"/>
    </style:style>
    <style:style style:name="T3" style:family="text">
      <style:text-properties fo:font-size="9pt" loext:padding="0cm" loext:border="none"/>
    </style:style>
    <style:style style:name="T4" style:family="text">
      <style:text-properties style:font-name="arial" style:text-underline-style="none" fo:font-weight="normal" officeooo:rsid="00160e7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 Git Hub :</text:p>
      <text:p text:style-name="P2"/>
      <text:p text:style-name="P2">Lien de mon dépôt : <text:a xlink:type="simple" xlink:href="https://github.com/PikkFitz/Formation_AFPA_Pierre.git" text:style-name="Internet_20_link" text:visited-style-name="Visited_20_Internet_20_Link">https://github.com/PikkFitz/Formation_AFPA_Pierre.git</text:a></text:p>
      <text:p text:style-name="P2"/>
      <text:p text:style-name="P3"><text:span text:style-name="T4">Mon token : </text:span><text:bookmark text:name="new-oauth-token"/><text:span text:style-name="Source_20_Text"><text:span text:style-name="T2">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</text:span></text:span><text:span text:style-name="T3"> </text:span></text:p>
      <text:p text:style-name="Standard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"/>
    <style:font-face style:name="arial" svg:font-family="arial" style:font-family-generic="swiss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6T15:59:08.415020828</meta:creation-date>
    <dc:date>2022-07-06T16:09:19.487766105</dc:date>
    <meta:editing-duration>PT2M7S</meta:editing-duration>
    <meta:editing-cycles>2</meta:editing-cycles>
    <meta:generator>LibreOffice/7.3.4.2$Linux_X86_64 LibreOffice_project/30$Build-2</meta:generator>
    <meta:document-statistic meta:table-count="0" meta:image-count="0" meta:object-count="0" meta:page-count="1" meta:paragraph-count="4" meta:word-count="14" meta:character-count="141" meta:non-whitespace-character-count="128"/>
  </office:meta>
</office:document-meta>
</file>